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0c570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language="es" fo:country="ES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  <style:text-properties fo:language="es" fo:country="ES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166930" officeooo:paragraph-rsid="00166930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20ad43" officeooo:paragraph-rsid="0020ad43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179d44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s" fo:country="ES" fo:font-weight="bold" officeooo:rsid="00179d44" officeooo:paragraph-rsid="00179d44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none" fo:font-weight="normal" officeooo:rsid="00166930" officeooo:paragraph-rsid="00179d44" style:font-weight-asian="normal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0d1394" officeooo:paragraph-rsid="000d1394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0e3cec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none" officeooo:rsid="000e3cec" officeooo:paragraph-rsid="000e3cec"/>
    </style:style>
    <style:style style:name="P14" style:family="paragraph" style:parent-style-name="Text_20_body">
      <style:text-properties officeooo:paragraph-rsid="000e3cec"/>
    </style:style>
    <style:style style:name="P15" style:family="paragraph" style:parent-style-name="Text_20_body">
      <style:text-properties officeooo:rsid="001a3788" officeooo:paragraph-rsid="001a3788"/>
    </style:style>
    <style:style style:name="P16" style:family="paragraph" style:parent-style-name="Text_20_body">
      <style:text-properties officeooo:rsid="0010f32d" officeooo:paragraph-rsid="0010f32d"/>
    </style:style>
    <style:style style:name="P17" style:family="paragraph" style:parent-style-name="Text_20_body">
      <style:text-properties fo:color="#ff0000" loext:opacity="100%" fo:language="es" fo:country="ES" style:text-underline-style="none" officeooo:rsid="0021aa2e" officeooo:paragraph-rsid="0021aa2e"/>
    </style:style>
    <style:style style:name="P18" style:family="paragraph" style:parent-style-name="Text_20_body">
      <style:text-properties officeooo:rsid="0012b6f4" officeooo:paragraph-rsid="0012b6f4"/>
    </style:style>
    <style:style style:name="P19" style:family="paragraph" style:parent-style-name="Text_20_body">
      <style:text-properties style:text-underline-style="solid" style:text-underline-width="auto" style:text-underline-color="font-color" officeooo:rsid="00187aeb" officeooo:paragraph-rsid="00187aeb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language="es" fo:country="ES" officeooo:rsid="00187aeb" officeooo:paragraph-rsid="0019f106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1af477" officeooo:paragraph-rsid="001af477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es" fo:country="ES" officeooo:rsid="00187aeb" officeooo:paragraph-rsid="001af477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1a3788" officeooo:paragraph-rsid="001a3788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language="zxx" fo:country="none" officeooo:paragraph-rsid="001af477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solid" style:text-underline-width="auto" style:text-underline-color="font-color" officeooo:rsid="001af477" officeooo:paragraph-rsid="001af477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af477" officeooo:paragraph-rsid="001af477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solid" style:text-underline-width="auto" style:text-underline-color="font-color" officeooo:rsid="001c7e2c" officeooo:paragraph-rsid="001c7e2c" style:language-asian="zxx" style:country-asian="none" style:language-complex="zxx" style:country-complex="non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af477" officeooo:paragraph-rsid="001af477" style:language-asian="zxx" style:country-asian="none" style:language-complex="zxx" style:country-complex="non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c7e2c" officeooo:paragraph-rsid="001c7e2c" style:language-asian="zxx" style:country-asian="none" style:language-complex="zxx" style:country-complex="non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af9f4" officeooo:paragraph-rsid="001af9f4" style:language-asian="zxx" style:country-asian="none" style:language-complex="zxx" style:country-complex="non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language="zxx" fo:country="none" officeooo:paragraph-rsid="001af9f4" style:language-asian="zxx" style:country-asian="none" style:language-complex="zxx" style:country-complex="none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7e2c" officeooo:paragraph-rsid="001c7e2c" style:language-asian="zxx" style:country-asian="none" style:language-complex="zxx" style:country-complex="none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2472f4" officeooo:paragraph-rsid="002472f4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1c7e2c" officeooo:paragraph-rsid="001c7e2c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paragraph-rsid="001c7e2c" style:language-asian="zxx" style:country-asian="none" style:language-complex="zxx" style:country-complex="non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7e2c" officeooo:paragraph-rsid="001cbbb0" style:language-asian="zxx" style:country-asian="none" style:language-complex="zxx" style:country-complex="non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bbb0" officeooo:paragraph-rsid="001cbbb0" style:language-asian="zxx" style:country-asian="none" style:language-complex="zxx" style:country-complex="non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af9f4" officeooo:paragraph-rsid="001cbbb0" style:language-asian="zxx" style:country-asian="none" style:language-complex="zxx" style:country-complex="none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language="zxx" fo:country="none" officeooo:paragraph-rsid="001cbbb0" style:language-asian="zxx" style:country-asian="none" style:language-complex="zxx" style:country-complex="none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bbb0" officeooo:paragraph-rsid="00274742" style:language-asian="zxx" style:country-asian="none" style:language-complex="zxx" style:country-complex="none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solid" style:text-underline-width="auto" style:text-underline-color="font-color" officeooo:rsid="001cbbb0" officeooo:paragraph-rsid="001cbbb0" style:language-asian="zxx" style:country-asian="none" style:language-complex="zxx" style:country-complex="none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cbbb0" officeooo:paragraph-rsid="001cbbb0" style:language-asian="zxx" style:country-asian="none" style:language-complex="zxx" style:country-complex="none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e3e81" officeooo:paragraph-rsid="001e3e81" style:language-asian="zxx" style:country-asian="none" style:language-complex="zxx" style:country-complex="none"/>
    </style:style>
    <style:style style:name="P45" style:family="paragraph" style:parent-style-name="Text_20_body">
      <style:paragraph-properties fo:margin-left="0cm" fo:margin-right="0cm" fo:text-indent="0cm" style:auto-text-indent="false" fo:break-before="page"/>
      <style:text-properties fo:language="zxx" fo:country="none" style:text-underline-style="none" officeooo:rsid="001e3e81" officeooo:paragraph-rsid="001e3e81" style:language-asian="zxx" style:country-asian="none" style:language-complex="zxx" style:country-complex="non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e3e81" officeooo:paragraph-rsid="001e835d" style:language-asian="zxx" style:country-asian="none" style:language-complex="zxx" style:country-complex="none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zxx" fo:country="none" style:text-underline-style="none" officeooo:rsid="00279aee" officeooo:paragraph-rsid="00279aee" style:language-asian="zxx" style:country-asian="none" style:language-complex="zxx" style:country-complex="none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zxx" fo:country="none" style:text-underline-style="none" fo:font-weight="bold" officeooo:rsid="00279aee" officeooo:paragraph-rsid="00279aee" style:language-asian="zxx" style:country-asian="none" style:font-weight-asian="bold" style:language-complex="zxx" style:country-complex="none" style:font-weight-complex="bold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279aee" officeooo:paragraph-rsid="00279aee" style:language-asian="zxx" style:country-asian="none" style:language-complex="zxx" style:country-complex="none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af9f4" officeooo:paragraph-rsid="001e3e81" style:language-asian="zxx" style:country-asian="none" style:language-complex="zxx" style:country-complex="none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language="zxx" fo:country="none" officeooo:paragraph-rsid="001e3e81" style:language-asian="zxx" style:country-asian="none" style:language-complex="zxx" style:country-complex="none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7e2c" officeooo:paragraph-rsid="001e3e81" style:language-asian="zxx" style:country-asian="none" style:language-complex="zxx" style:country-complex="none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bbb0" officeooo:paragraph-rsid="001e3e81" style:language-asian="zxx" style:country-asian="none" style:language-complex="zxx" style:country-complex="none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eaae8" officeooo:paragraph-rsid="001eaae8" style:language-asian="zxx" style:country-asian="none" style:language-complex="zxx" style:country-complex="none"/>
    </style:style>
    <style:style style:name="P55" style:family="paragraph" style:parent-style-name="Standard">
      <style:text-properties fo:language="es" fo:country="ES" fo:font-style="italic" style:text-underline-style="none" officeooo:rsid="000b77bd" officeooo:paragraph-rsid="001eaae8" style:language-asian="zxx" style:country-asian="none" style:font-style-asian="italic" style:language-complex="zxx" style:country-complex="none" style:font-style-complex="italic"/>
    </style:style>
    <style:style style:name="P56" style:family="paragraph" style:parent-style-name="Standard">
      <style:text-properties fo:language="es" fo:country="ES" fo:font-style="italic" style:text-underline-style="none" officeooo:rsid="001e4f7d" officeooo:paragraph-rsid="001eaae8" style:language-asian="zxx" style:country-asian="none" style:font-style-asian="italic" style:language-complex="zxx" style:country-complex="none" style:font-style-complex="italic"/>
    </style:style>
    <style:style style:name="P57" style:family="paragraph" style:parent-style-name="Standard">
      <style:text-properties fo:language="es" fo:country="ES" fo:font-style="italic" style:text-underline-style="none" officeooo:rsid="001eaae8" officeooo:paragraph-rsid="001eaae8" style:language-asian="zxx" style:country-asian="none" style:font-style-asian="italic" style:language-complex="zxx" style:country-complex="none" style:font-style-complex="italic"/>
    </style:style>
    <style:style style:name="P58" style:family="paragraph" style:parent-style-name="Standard">
      <style:text-properties fo:language="es" fo:country="ES" fo:font-style="normal" style:text-underline-style="none" officeooo:rsid="001eaae8" officeooo:paragraph-rsid="001eaae8" style:language-asian="zxx" style:country-asian="none" style:font-style-asian="normal" style:language-complex="zxx" style:country-complex="none" style:font-style-complex="normal"/>
    </style:style>
    <style:style style:name="P59" style:family="paragraph" style:parent-style-name="Standard">
      <style:text-properties fo:language="es" fo:country="ES" fo:font-style="italic" style:text-underline-style="none" officeooo:rsid="001f8d3f" officeooo:paragraph-rsid="001f8d3f" style:language-asian="zxx" style:country-asian="none" style:font-style-asian="italic" style:language-complex="zxx" style:country-complex="none" style:font-style-complex="italic"/>
    </style:style>
    <style:style style:name="P60" style:family="paragraph" style:parent-style-name="Standard">
      <style:text-properties fo:language="es" fo:country="ES" fo:font-style="normal" style:text-underline-style="none" officeooo:rsid="001f8d3f" officeooo:paragraph-rsid="001f8d3f" style:language-asian="zxx" style:country-asian="none" style:font-style-asian="normal" style:language-complex="zxx" style:country-complex="none" style:font-style-complex="normal"/>
    </style:style>
    <style:style style:name="P61" style:family="paragraph" style:parent-style-name="Standard">
      <style:text-properties fo:language="es" fo:country="ES" fo:font-style="normal" style:text-underline-style="none" officeooo:rsid="00288b70" officeooo:paragraph-rsid="00288b70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fo:font-weight="bold" officeooo:rsid="000c570e"/>
    </style:style>
    <style:style style:name="T2" style:family="text">
      <style:text-properties fo:font-variant="normal" fo:text-transform="none" fo:color="#1d2125" loext:opacity="100%" fo:letter-spacing="normal" fo:font-weight="bold"/>
    </style:style>
    <style:style style:name="T3" style:family="text"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T4" style:family="text">
      <style:text-properties fo:font-weight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14f62"/>
    </style:style>
    <style:style style:name="T8" style:family="text">
      <style:text-properties style:text-underline-style="none" fo:font-weight="bold" officeooo:rsid="00166930" style:font-weight-asian="bold" style:font-weight-complex="bold"/>
    </style:style>
    <style:style style:name="T9" style:family="text">
      <style:text-properties style:text-underline-style="none" fo:font-weight="normal" officeooo:rsid="00179d44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s" fo:country="ES" fo:font-weight="bold" style:font-weight-asian="bold" style:font-weight-complex="bold"/>
    </style:style>
    <style:style style:name="T13" style:family="text">
      <style:text-properties fo:language="es" fo:country="ES"/>
    </style:style>
    <style:style style:name="T14" style:family="text">
      <style:text-properties fo:language="es" fo:country="ES" officeooo:rsid="001282b6"/>
    </style:style>
    <style:style style:name="T15" style:family="text">
      <style:text-properties fo:language="es" fo:country="ES" officeooo:rsid="0021a156"/>
    </style:style>
    <style:style style:name="T16" style:family="text">
      <style:text-properties fo:language="es" fo:country="ES" fo:font-weight="bold" officeooo:rsid="001282b6" style:font-weight-asian="bold" style:font-weight-complex="bold"/>
    </style:style>
    <style:style style:name="T17" style:family="text">
      <style:text-properties fo:language="es" fo:country="ES" style:text-underline-style="none" fo:font-weight="bold" officeooo:rsid="000d1394" style:font-weight-asian="bold" style:font-weight-complex="bold"/>
    </style:style>
    <style:style style:name="T18" style:family="text">
      <style:text-properties fo:language="es" fo:country="ES" style:text-underline-style="none" officeooo:rsid="000d1394"/>
    </style:style>
    <style:style style:name="T19" style:family="text">
      <style:text-properties fo:color="#ff0000" loext:opacity="100%" fo:language="es" fo:country="ES" style:text-underline-style="none" officeooo:rsid="0021aa2e"/>
    </style:style>
    <style:style style:name="T20" style:family="text">
      <style:text-properties fo:language="es" fo:country="ES" style:text-underline-style="none" officeooo:rsid="0021aa2e"/>
    </style:style>
    <style:style style:name="T21" style:family="text">
      <style:text-properties fo:language="es" fo:country="ES" style:text-underline-style="none" fo:font-weight="bold" style:font-weight-asian="bold" style:font-weight-complex="bold"/>
    </style:style>
    <style:style style:name="T22" style:family="text">
      <style:text-properties fo:language="es" fo:country="ES" style:text-underline-style="none"/>
    </style:style>
    <style:style style:name="T23" style:family="text">
      <style:text-properties fo:language="es" fo:country="ES" officeooo:rsid="001af477"/>
    </style:style>
    <style:style style:name="T24" style:family="text">
      <style:text-properties officeooo:rsid="001a3788"/>
    </style:style>
    <style:style style:name="T25" style:family="text">
      <style:text-properties fo:color="#ff0000" loext:opacity="100%"/>
    </style:style>
    <style:style style:name="T26" style:family="text">
      <style:text-properties fo:color="#ff0000" loext:opacity="100%" officeooo:rsid="00230f9e"/>
    </style:style>
    <style:style style:name="T27" style:family="text">
      <style:text-properties officeooo:rsid="001af477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af477" style:font-weight-asian="normal" style:font-weight-complex="normal"/>
    </style:style>
    <style:style style:name="T30" style:family="text">
      <style:text-properties officeooo:rsid="00230f9e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type="double" style:text-underline-width="auto" style:text-underline-color="font-color"/>
    </style:style>
    <style:style style:name="T33" style:family="text">
      <style:text-properties fo:font-weight="bold" officeooo:rsid="001af9f4" style:font-weight-asian="bold" style:font-weight-complex="bold"/>
    </style:style>
    <style:style style:name="T34" style:family="text">
      <style:text-properties officeooo:rsid="001af9f4"/>
    </style:style>
    <style:style style:name="T35" style:family="text">
      <style:text-properties style:text-underline-style="none" fo:font-weight="bold" officeooo:rsid="001af9f4" style:font-weight-asian="bold" style:font-weight-complex="bold"/>
    </style:style>
    <style:style style:name="T36" style:family="text">
      <style:text-properties style:text-underline-style="none" officeooo:rsid="001af9f4"/>
    </style:style>
    <style:style style:name="T37" style:family="text">
      <style:text-properties style:text-underline-style="solid" style:text-underline-width="auto" style:text-underline-color="font-color" officeooo:rsid="001af9f4"/>
    </style:style>
    <style:style style:name="T38" style:family="text">
      <style:text-properties officeooo:rsid="001c7e2c"/>
    </style:style>
    <style:style style:name="T39" style:family="text">
      <style:text-properties fo:color="#ff0000" loext:opacity="100%" style:text-line-through-style="solid" style:text-line-through-type="single" style:text-underline-style="solid" style:text-underline-type="double" style:text-underline-width="auto" style:text-underline-color="font-color"/>
    </style:style>
    <style:style style:name="T40" style:family="text">
      <style:text-properties fo:color="#ff0000" loext:opacity="100%" officeooo:rsid="00274742"/>
    </style:style>
    <style:style style:name="T41" style:family="text">
      <style:text-properties fo:font-weight="bold" officeooo:rsid="00274742" style:font-weight-asian="bold" style:font-weight-complex="bold"/>
    </style:style>
    <style:style style:name="T42" style:family="text">
      <style:text-properties officeooo:rsid="001e3e81"/>
    </style:style>
    <style:style style:name="T43" style:family="text">
      <style:text-properties fo:color="#ff0000" loext:opacity="100%" officeooo:rsid="00285f9c"/>
    </style:style>
    <style:style style:name="T44" style:family="text">
      <style:text-properties style:text-underline-style="solid" style:text-underline-width="auto" style:text-underline-color="font-color" officeooo:rsid="00285f9c"/>
    </style:style>
    <style:style style:name="T45" style:family="text">
      <style:text-properties officeooo:rsid="00285f9c"/>
    </style:style>
    <style:style style:name="T46" style:family="text">
      <style:text-properties officeooo:rsid="001e835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Yago Otero - </text:span><text:span text:style-name="T2"> </text:span><text:span text:style-name="T3">UD3_Tarea5_</text:span></text:p>
      <text:p text:style-name="P2"><text:span text:style-name="T4"/></text:p>
      <text:p text:style-name="P2"><text:span text:style-name="T4">PEDIDOSCAJAS </text:span>(IdCliente, NombreCli, ApellidosCli, CalleCli, CiudadCli, ProvinciaCli,</text:p>
      <text:p text:style-name="P2"> CPostalCli, TeléfonoCli, IdPedido, FechaPedido, IdCaja, CantidadCajasPedidas)</text:p>
      <text:p text:style-name="P2"><text:span text:style-name="T4">CAJASBOMBONES </text:span>(IdCaja, NombreCaja, DescripciónCaja, PrecioCaja, CantidadBombónenCaja,<text:bookmark text:name="yui_3_17_2_1_1734548956685_43"/> IdBombón, NombreBombón, DescripciónBombón, TipoChocolate, CosteBombón, Envoltorio)</text:p>
      <text:p text:style-name="P3"/>
      <text:list text:style-name="L1">
        <text:list-item>
          <text:p text:style-name="P4"><text:bookmark text:name="yui_3_17_2_1_1734548956685_45"/>El nombre de ciudad es único.</text:p>
        </text:list-item>
        <text:list-item>
          <text:p text:style-name="P4">Cada pedido se identifica unívocamente por el IdPedido. Un pedido lo realiza un cliente.</text:p>
        </text:list-item>
        <text:list-item>
          <text:p text:style-name="P4">En el pedido se detallan las cajas y la cantidad de cajas pedidas de cada tipo.</text:p>
        </text:list-item>
        <text:list-item>
          <text:p text:style-name="P4">En cada caja puede haber bombones de varios tipos.</text:p>
        </text:list-item>
        <text:list-item>
          <text:p text:style-name="P4">No hay dos cajas de bombones con el mismo nombre y,</text:p>
        </text:list-item>
        <text:list-item>
          <text:p text:style-name="P5">No hay dos bombones con el mismo nombre.</text:p>
        </text:list-item>
      </text:list>
      <text:p text:style-name="P6">Problemas</text:p>
      <text:p text:style-name="P7"><text:span text:style-name="T5">Redundancia</text:span>:<text:span text:style-name="T6"> en cada pedido de un cliente se repiten sus datos </text:span><text:span text:style-name="T7">después cada vez que añades cajas tienes que repetir los datos de bombom más de caja . </text:span></text:p>
      <text:p text:style-name="P8"><text:span text:style-name="T8">Inserción: </text:span><text:span text:style-name="T9">no puedes crear bombones nuevos sin tener que añadirlos a una caja o crear una caja sin un pedido .</text:span></text:p>
      <text:p text:style-name="P9"><text:span text:style-name="T6">Actualización: </text:span><text:span text:style-name="T10">cuando repitamos caja bombones o estés mismos tendremos que modificarlos en cada túpla . </text:span></text:p>
      <text:p text:style-name="P9"><text:span text:style-name="T6">Borrado:</text:span><text:span text:style-name="T10"> cuando se de el caso de solo tener una caja de bombones y borremos el pedido esta misma se perdera de los datos . </text:span></text:p>
      <text:p text:style-name="P8"><text:span text:style-name="T9"/></text:p>
      <text:p text:style-name="P10"><text:s/></text:p>
      <text:p text:style-name="P11">Dependencias funcionales: </text:p>
      <text:p text:style-name="P12"><text:bookmark text:name="yui_3_17_2_1_1734548956685_43 Copia 1"/><text:span text:style-name="T11">IdBombón</text:span> → <text:s/>NombreBombón, DescripciónBombón, TipoChocolate, CosteBombón, Envoltorio)</text:p>
      <text:p text:style-name="P13"><text:span text:style-name="T11">IdCliente</text:span> → nombreCli, ApellidosCli , CalleCli , CiudadCli , ProvinciaCli, CpostalCli , TeléfonoCli.</text:p>
      <text:p text:style-name="P14"><text:span text:style-name="T12">IdPedido</text:span><text:span text:style-name="T13"> → <text:s text:c="2"/>FechaPedido</text:span><text:span text:style-name="T14"> , </text:span><text:span text:style-name="T15">IdCliente</text:span></text:p>
      <text:p text:style-name="P15"><text:span text:style-name="T16">I</text:span><text:span text:style-name="T12">dPedido + IdCaja</text:span><text:span text:style-name="T13"> → CantidadCajasPedidas</text:span></text:p>
      <text:p text:style-name="P16"><text:span text:style-name="T12">IdCaja</text:span><text:span text:style-name="T13"> → nombreCaja , DescripcionCaja , precioCaja , cantidadBombonenCaja</text:span></text:p>
      <text:p text:style-name="P15"><text:span text:style-name="T12">IdCaja + IdBombom</text:span><text:span text:style-name="T13"> → cantidadBombomEnCaja</text:span></text:p>
      <text:p text:style-name="P16"><text:span text:style-name="T17">nombreCiudad</text:span><text:span text:style-name="T18"> ↔ </text:span><text:span text:style-name="T19">provinicia</text:span><text:span text:style-name="T20"> </text:span></text:p>
      <text:p text:style-name="P17">codPostal ↔ nombreciudad</text:p>
      <text:p text:style-name="P16"><text:span text:style-name="T20"/></text:p>
      <text:p text:style-name="P18"><text:soft-page-break/><text:span text:style-name="T17">n</text:span><text:span text:style-name="T21">ombreCaja</text:span><text:span text:style-name="T22"> ↔ IdCaja</text:span></text:p>
      <text:p text:style-name="P18"><text:span text:style-name="T21">nombreBombón</text:span><text:span text:style-name="T22"> ↔ IdBombom </text:span></text:p>
      <text:p text:style-name="P18"><text:span text:style-name="T22"/></text:p>
      <text:p text:style-name="P19"><text:span text:style-name="T13"/></text:p>
      <text:p text:style-name="P19"><text:span text:style-name="T13"/></text:p>
      <text:p text:style-name="P19"><text:span text:style-name="T13">Claves candidatas - </text:span><text:span text:style-name="T23">CP</text:span></text:p>
      <text:p text:style-name="P20"><text:span text:style-name="T4">PEDIDOSCAJAS: </text:span>IdPedido <text:span text:style-name="T24">+ IdCaja</text:span></text:p>
      <text:p text:style-name="P20"><text:span text:style-name="T4">CAJASBOMBONES: </text:span>IdCaja <text:span text:style-name="T24">+ IdBombom </text:span></text:p>
      <text:p text:style-name="P21">Claves candidatas – <text:span text:style-name="T25">C</text:span><text:span text:style-name="T26">ANDIDATAS</text:span></text:p>
      <text:p text:style-name="P22"><text:span text:style-name="T4">PEDIDOSCAJAS: </text:span>IdPedido <text:span text:style-name="T24">+ </text:span><text:span text:style-name="T27">nombreCaja </text:span></text:p>
      <text:p text:style-name="P22"><text:span text:style-name="T4">CAJASBOMBONES:</text:span><text:span text:style-name="T28"> </text:span><text:span text:style-name="T29">nombreCaja</text:span><text:span text:style-name="T28"> </text:span><text:span text:style-name="T24">+ </text:span><text:span text:style-name="T27">nombreBombom , </text:span><text:span text:style-name="T30">IdCaja + nombombom , nombreCaja + IdBombom</text:span></text:p>
      <text:p text:style-name="P22"/>
      <text:p text:style-name="P23">Atributos primos y no primos</text:p>
      <text:p text:style-name="P24"><text:span text:style-name="T4">PEDIDOSCAJAS </text:span>(<text:span text:style-name="T6">IdCliente</text:span>, NombreCli, ApellidosCli, CalleCli, CiudadCli, ProvinciaCli,</text:p>
      <text:p text:style-name="P24"> CPostalCli, TeléfonoCli, <text:span text:style-name="T31">IdPedido</text:span>, FechaPedido, <text:span text:style-name="T31">IdCaja</text:span>, CantidadCajasPedidas)</text:p>
      <text:p text:style-name="P24"/>
      <text:p text:style-name="P24"><text:span text:style-name="T4">CAJASBOMBONES </text:span>(<text:span text:style-name="T31">IdCaja</text:span>, <text:span text:style-name="T32">NombreCaja</text:span>, DescripciónCaja, PrecioCaja, CantidadBombónenCaja,<text:bookmark text:name="yui_3_17_2_1_1734548956685_43 Copia 2"/> <text:span text:style-name="T31">IdBombón</text:span>, <text:span text:style-name="T32">NombreBombón</text:span>, DescripciónBombón, TipoChocolate, CosteBombón, Envoltorio)</text:p>
      <text:p text:style-name="P24"/>
      <text:p text:style-name="P25">Regla 1FN </text:p>
      <text:p text:style-name="P26">Todos los atributos son átomicos. </text:p>
      <text:p text:style-name="P26"/>
      <text:p text:style-name="P25">Regla 2FN</text:p>
      <text:p text:style-name="P27">Razonamiento 1</text:p>
      <text:p text:style-name="P28">"<text:span text:style-name="T33">PEDIDOSCAJAS</text:span>" <text:span text:style-name="T34">no cumple con esta regla debido a que sus atributos no primos deben depender completamente de la clave primaria . En este caso los datos del cliente y fecha pedido no depende de 'IdCaja'.</text:span></text:p>
      <text:p text:style-name="P29">Desglose:</text:p>
      <text:p text:style-name="P30"><text:span text:style-name="T11">PEDIDO</text:span>(IdCliente, NombreCli, ApellidosCli, CalleCli, CiudadCli, ProvinciaCli,</text:p>
      <text:p text:style-name="P30"> CPostalCli, TeléfonoCli, <text:span text:style-name="T31">IdPedido</text:span>, FechaPedido)</text:p>
      <text:p text:style-name="P30"/>
      <text:p text:style-name="P31"><text:soft-page-break/><text:span text:style-name="T35">PEDIDOCAJAS</text:span><text:span text:style-name="T36">(</text:span><text:span text:style-name="T37">IdPedido,</text:span><text:span text:style-name="T36"> </text:span><text:span text:style-name="T37">IdCaja</text:span><text:span text:style-name="T36">, CantidadCajasPedidas)</text:span></text:p>
      <text:p text:style-name="P32"><text:span text:style-name="T36">R</text:span><text:span text:style-name="T6">azonamiento 2:</text:span></text:p>
      <text:p text:style-name="P33">Se ponen solo los atributos no primos !! </text:p>
      <text:p text:style-name="P34">"<text:span text:style-name="T38">CAJABOMBONES</text:span>" <text:span text:style-name="T38">no cumple con esta regla por que todo atributo no primo debe depender completamente de su clave primaria <text:s/>, en este caso los datos de bombom no dependen completamente de 'IdCaja'</text:span></text:p>
      <text:p text:style-name="P35">Desglose:</text:p>
      <text:p text:style-name="P36"/>
      <text:p text:style-name="P37"><text:span text:style-name="T11">Caja</text:span>(<text:span text:style-name="T31">IdCaja</text:span>, <text:span text:style-name="T39">NombreCaja</text:span>, DescripciónCaja, PrecioCaja)</text:p>
      <text:p text:style-name="P38"><text:span text:style-name="T11">CajaBombom</text:span>(IdCaja ,IdBombom , cantidadBombomCaja, <text:span text:style-name="T40">nombreBombom, nombreCaja</text:span>)</text:p>
      <text:p text:style-name="P38"><text:span text:style-name="T11">Bombom</text:span>(I<text:span text:style-name="T31">dBombón</text:span>, <text:span text:style-name="T39">NombreBombón</text:span>, DescripciónBombón, TipoChocolate, CosteBombón, Envoltorio)</text:p>
      <text:p text:style-name="P38"/>
      <text:p text:style-name="P38">TOTAL:</text:p>
      <text:p text:style-name="P39"><text:span text:style-name="T11">PEDIDO</text:span>(IdCliente, NombreCli, ApellidosCli, CalleCli, CiudadCli, ProvinciaCli,</text:p>
      <text:p text:style-name="P39"> CPostalCli, TeléfonoCli, <text:span text:style-name="T31">IdPedido</text:span>, FechaPedido)</text:p>
      <text:p text:style-name="P39"/>
      <text:p text:style-name="P40"><text:span text:style-name="T35">PEDIDOCAJAS</text:span><text:span text:style-name="T36">(</text:span><text:span text:style-name="T37">IdPedido,</text:span><text:span text:style-name="T36"> </text:span><text:span text:style-name="T37">IdCaja</text:span><text:span text:style-name="T36">, CantidadCajasPedidas)</text:span></text:p>
      <text:p text:style-name="P40"><text:span text:style-name="T36"/></text:p>
      <text:p text:style-name="P37"><text:span text:style-name="T11">Caja</text:span>(<text:span text:style-name="T31">IdCaja</text:span>, <text:span text:style-name="T39">NombreCaja</text:span>, DescripciónCaja, PrecioCaja)</text:p>
      <text:p text:style-name="P37"/>
      <text:p text:style-name="P41"><text:span text:style-name="T11">Caja</text:span><text:span text:style-name="T41">BOMBON</text:span>(IdCaja ,IdBombom , cantidadBombomCaja,<text:span text:style-name="T40">nombreBombom , nombreCaja</text:span>)</text:p>
      <text:p text:style-name="P38"/>
      <text:p text:style-name="P38"><text:span text:style-name="T11">Bombom</text:span>(I<text:span text:style-name="T31">dBombón</text:span>, <text:span text:style-name="T39">NombreBombón</text:span>, DescripciónBombón, TipoChocolate, CosteBombón, Envoltorio)</text:p>
      <text:p text:style-name="P38"/>
      <text:p text:style-name="P42">Regla 3 FN </text:p>
      <text:p text:style-name="P43">Para cumplir esta regla no debe de haber dependencias transitivas en cada desglose . </text:p>
      <text:p text:style-name="P43">BOMBOM : sí cumple esta regla.</text:p>
      <text:p text:style-name="P43">CAJA-BOMBOM : sí cumple esta regla</text:p>
      <text:p text:style-name="P43">Caja: <text:span text:style-name="T42">sí cumple esta regla</text:span></text:p>
      <text:p text:style-name="P44">PEDIDOCAJAS: sí cumple esta regla </text:p>
      <text:p text:style-name="P44">PEDIDO : no cumple esta regla debido a que nombreCliente depende de IdCliente que a su vez depende de IdPedido </text:p>
      <text:p text:style-name="P44"/>
      <text:p text:style-name="P45">Resultado : </text:p>
      <text:p text:style-name="P46"><text:span text:style-name="T11">CLIENTE</text:span>(<text:span text:style-name="T34">IdCliente, NombreCli, ApellidosCli, CalleCli, CiudadCli, ProvinciaCli,</text:span></text:p>
      <text:p text:style-name="P46"><text:span text:style-name="T34"> CPostalCli, TeléfonoCli, </text:span><text:span text:style-name="T43">CodPostal</text:span>)</text:p>
      <text:p text:style-name="P46"/>
      <text:p text:style-name="P47">CODIGOPOSTAL(<text:span text:style-name="T31">CodPostalCliente</text:span>, CiudadCliente, ProvinciaCliente)</text:p>
      <text:p text:style-name="P48">CODIGO POSTAL NO ESTÁ EN 3FN</text:p>
      <text:p text:style-name="P47">CIUDAD(<text:span text:style-name="T44">ciudadCliente</text:span><text:span text:style-name="T45"> , provinciaCliente</text:span>)</text:p>
      <text:p text:style-name="P49"/>
      <text:p text:style-name="P50"><text:span text:style-name="T11">PEDIDO</text:span>( <text:span text:style-name="T31">IdPedido</text:span>, <text:span text:style-name="T46">IdCliente, </text:span>FechaPedido)</text:p>
      <text:p text:style-name="P50"/>
      <text:p text:style-name="P51"><text:span text:style-name="T35">PEDIDOCAJAS</text:span><text:span text:style-name="T36">(</text:span><text:span text:style-name="T37">IdPedido,</text:span><text:span text:style-name="T36"> </text:span><text:span text:style-name="T37">IdCaja</text:span><text:span text:style-name="T36">, CantidadCajasPedidas)</text:span></text:p>
      <text:p text:style-name="P51"><text:span text:style-name="T36"/></text:p>
      <text:p text:style-name="P52"><text:span text:style-name="T11">Caja</text:span>(<text:span text:style-name="T31">IdCaja</text:span>, <text:span text:style-name="T32">NombreCaja</text:span>, DescripciónCaja, PrecioCaja)</text:p>
      <text:p text:style-name="P52"/>
      <text:p text:style-name="P53"><text:span text:style-name="T11">Caja</text:span>-<text:span text:style-name="T11">Bombom</text:span>(IdCaja ,IdBombom , cantidadBombomCaja)</text:p>
      <text:p text:style-name="P53"/>
      <text:p text:style-name="P53"><text:span text:style-name="T11">Bombom</text:span>(I<text:span text:style-name="T31">dBombón</text:span>, <text:span text:style-name="T32">NombreBombón</text:span>, DescripciónBombón, TipoChocolate, CosteBombón, Envoltorio)</text:p>
      <text:p text:style-name="P53"/>
      <text:p text:style-name="P54">Regla de FNBC: </text:p>
      <text:p text:style-name="P55">“La forma normal de Boyce-Codd requiere que no</text:p>
      <text:p text:style-name="P55">existan dependencias funcionales no triviales de los atributos</text:p>
      <text:p text:style-name="P55">que no sean un conjunto de la clave candidata”</text:p>
      <text:p text:style-name="P55"/>
      <text:p text:style-name="P56">Se cumple esta regla cuando hay claves alternativas</text:p>
      <text:p text:style-name="P56"/>
      <text:p text:style-name="P57">TABLA BOMBOM</text:p>
      <text:p text:style-name="P58">IdBombom ↔ nombreBombom</text:p>
      <text:p text:style-name="P58"/>
      <text:p text:style-name="P57">TABLA CAJA</text:p>
      <text:p text:style-name="P58">IdCaja ↔ nombreCaja</text:p>
      <text:p text:style-name="P58"/>
      <text:p text:style-name="P59">TABLA CLIENTE</text:p>
      <text:p text:style-name="P60">nombreCiudad ↔ 0</text:p>
      <text:p text:style-name="P60"/>
      <text:p text:style-name="P60">Resultado : </text:p>
      <text:p text:style-name="P61">CAJASBOMBONES(<text:span text:style-name="T31">IdCaja</text:span>, CantidadBombomCajam <text:span text:style-name="T31">IdBombom</text:span>)</text:p>
      <text:p text:style-name="P60">BOMBOM2(IdBombom, nombreBombom)</text:p>
      <text:p text:style-name="P60">CAJA2(IdCaja, nombreCaja)</text:p>
      <text:p text:style-name="P60"/>
      <text:p text:style-name="P4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20:09:35.593000000</meta:creation-date>
    <dc:date>2024-12-20T09:39:22.807000000</dc:date>
    <meta:editing-duration>PT1H42M17S</meta:editing-duration>
    <meta:editing-cycles>35</meta:editing-cycles>
    <meta:generator>LibreOffice/24.8.3.2$Windows_X86_64 LibreOffice_project/48a6bac9e7e268aeb4c3483fcf825c94556d9f92</meta:generator>
    <meta:document-statistic meta:table-count="0" meta:image-count="0" meta:object-count="0" meta:page-count="5" meta:paragraph-count="93" meta:word-count="620" meta:character-count="4914" meta:non-whitespace-character-count="4362"/>
  </office:meta>
</office:document-meta>
</file>